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676000004D8CA8EBF5DF895BEFB.jpg" manifest:media-type="image/jpeg"/>
  <manifest:file-entry manifest:full-path="Pictures/1000000000000676000004D803328B4AA58F60F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="none" fo:min-height="4.414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2.501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5.032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="none" fo:min-height="4.829cm" loext:decorative="false"/>
      <style:paragraph-properties style:writing-mode="lr-tb"/>
    </style:style>
    <style:style style:name="gr88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10.472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1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gr104" style:family="graphic" style:parent-style-name="standard">
      <style:graphic-properties draw:stroke="none" draw:fill="none" fo:min-height="11.571cm" loext:decorative="false"/>
      <style:paragraph-properties style:writing-mode="lr-tb"/>
    </style:style>
    <style:style style:name="gr105" style:family="graphic" style:parent-style-name="standard">
      <style:graphic-properties draw:stroke="none" draw:fill="none" fo:min-height="10.072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4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7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5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8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5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7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0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3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5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7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0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4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7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0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2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7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9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7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1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3" style:family="presentation" style:parent-style-name="master_5f_slides-outline1">
      <style:graphic-properties draw:auto-grow-height="true" fo:min-height="7.245cm" loext:decorative="false"/>
      <style:paragraph-properties style:writing-mode="lr-tb"/>
    </style:style>
    <style:style style:name="pr7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5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7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7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9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2" style:family="presentation" style:parent-style-name="master_5f_slides-outline1" style:list-style-name="L2">
      <style:graphic-properties draw:auto-grow-height="true" fo:min-height="3.854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6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8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1" style:family="presentation" style:parent-style-name="master_5f_slides-outline1" style:list-style-name="L2">
      <style:graphic-properties draw:auto-grow-height="true" fo:min-height="11.783cm" loext:decorative="false"/>
      <style:paragraph-properties style:writing-mode="lr-tb"/>
    </style:style>
    <style:style style:name="pr9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3" style:family="presentation" style:parent-style-name="master_5f_slides-outline1" style:list-style-name="L2">
      <style:graphic-properties draw:auto-grow-height="true" fo:min-height="12.033cm" loext:decorative="false"/>
      <style:paragraph-properties style:writing-mode="lr-tb"/>
    </style:style>
    <style:style style:name="pr9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6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1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1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loext:graphic-properties draw:fill="none"/>
      <style:text-properties style:use-window-font-color="true" loext:opacity="0%" fo:font-size="18pt"/>
    </style:style>
    <style:style style:name="P33" style:family="paragraph"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justify"/>
    </style:style>
    <style:style style:name="P35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style:font-name="Courier New1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1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1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1" fo:font-size="11pt" fo:font-weight="bold" style:font-name-asian="Menlo-Regular1" style:font-size-asian="11pt" style:font-weight-asian="bold" style:font-name-complex="Menlo-Regular1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1" fo:font-size="18pt" fo:font-weight="bold" style:font-name-asian="Menlo-Regular1" style:font-size-asian="18pt" style:font-weight-asian="bold" style:font-name-complex="Menlo-Regular1" style:font-size-complex="18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none"/>
      <style:text-properties fo:font-size="16pt" style:font-size-asian="16pt" style:font-size-complex="16pt"/>
    </style:style>
    <style:style style:name="P55" style:family="paragraph">
      <loext:graphic-properties draw:fill="none"/>
      <style:text-properties style:font-name="Courier New1" fo:font-size="18pt"/>
    </style:style>
    <style:style style:name="P56" style:family="paragraph">
      <loext:graphic-properties draw:fill="none"/>
      <style:text-properties style:use-window-font-color="true" loext:opacity="0%" style:font-name="Courier New1" fo:font-size="18pt"/>
    </style:style>
    <style:style style:name="P57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8" style:family="paragraph">
      <style:paragraph-properties fo:margin-left="0cm" fo:margin-right="0cm" fo:margin-top="0cm" fo:margin-bottom="0cm" fo:line-height="100%" fo:text-align="justify" fo:text-indent="0cm"/>
    </style:style>
    <style:style style:name="P59" style:family="paragraph">
      <style:paragraph-properties fo:text-align="center"/>
      <style:text-properties fo:font-size="18pt"/>
    </style:style>
    <style:style style:name="P60" style:family="paragraph">
      <style:paragraph-properties fo:text-align="justify"/>
      <style:text-properties fo:font-size="18pt"/>
    </style:style>
    <style:style style:name="P61" style:family="paragraph">
      <style:paragraph-properties fo:text-align="center" style:writing-mode="lr-tb"/>
      <style:text-properties fo:font-size="18pt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3" style:family="paragraph">
      <loext:graphic-properties draw:fill="none"/>
    </style:style>
    <style:style style:name="P64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5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6" style:family="paragraph">
      <style:paragraph-properties fo:text-align="start"/>
      <style:text-properties fo:font-size="18pt" style:font-size-asian="18pt" style:font-size-complex="18pt"/>
    </style:style>
    <style:style style:name="P67" style:family="paragraph">
      <style:paragraph-properties fo:text-align="center"/>
      <style:text-properties fo:font-size="18pt" style:font-size-asian="18pt" style:font-size-complex="18pt"/>
    </style:style>
    <style:style style:name="P68" style:family="paragraph">
      <style:paragraph-properties fo:text-align="start" style:writing-mode="lr-tb"/>
      <style:text-properties fo:font-size="18pt" style:font-size-asian="18pt" style:font-size-complex="18pt"/>
    </style:style>
    <style:style style:name="P69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0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1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1" fo:font-size="18pt" style:font-size-asian="18pt" style:font-size-complex="18pt"/>
    </style:style>
    <style:style style:name="P72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cm" fo:margin-right="0cm" fo:margin-top="0.42cm" fo:margin-bottom="0.35cm" fo:line-height="100%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1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1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1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2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1" fo:font-size="18pt" fo:font-weight="bold" style:font-weight-asian="bold" style:font-weight-complex="bold"/>
    </style:style>
    <style:style style:name="T15" style:family="text">
      <style:text-properties style:font-name="Courier New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1" fo:font-size="18pt" style:font-size-asian="18pt" style:font-size-complex="18pt"/>
    </style:style>
    <style:style style:name="T28" style:family="text">
      <style:text-properties style:font-name="Arial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1" fo:font-size="18pt" style:font-size-asian="18pt" style:font-size-complex="18pt"/>
    </style:style>
    <style:style style:name="T32" style:family="text">
      <style:text-properties style:font-name="Courier New1" fo:font-weight="bold" style:font-weight-asian="bold" style:font-weight-complex="bold"/>
    </style:style>
    <style:style style:name="T33" style:family="text">
      <style:text-properties style:font-name="Courier New1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1" fo:font-size="18pt"/>
    </style:style>
    <style:style style:name="T36" style:family="text">
      <style:text-properties style:use-window-font-color="true" loext:opacity="0%" style:font-name="Courier New1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1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1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1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1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1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1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enlo-Regular1" style:font-size-asian="18pt" style:font-style-asian="normal" style:font-weight-asian="bold" style:font-name-complex="Menlo-Regular1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Menlo-Regular1" style:font-size-asian="11pt" style:font-style-asian="normal" style:font-weight-asian="bold" style:font-name-complex="Menlo-Regular1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1" fo:font-size="13pt" fo:font-style="italic" fo:text-shadow="none" style:text-underline-style="none" fo:font-weight="normal" style:letter-kerning="true" style:font-name-asian="Menlo-Regular1" style:font-size-asian="13pt" style:font-style-asian="italic" style:font-weight-asian="normal" style:font-name-complex="Menlo-Regular1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Menlo-Regular1" style:font-size-asian="12pt" style:font-style-asian="italic" style:font-weight-asian="normal" style:font-name-complex="Menlo-Regular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1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1" fo:font-size="18pt" fo:font-style="italic" fo:text-shadow="none" style:text-underline-style="none" fo:font-weight="normal" style:letter-kerning="true" style:font-name-asian="Menlo-Regular1" style:font-size-asian="18pt" style:font-style-asian="italic" style:font-weight-asian="normal" style:font-name-complex="Menlo-Regular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1" fo:font-size="27pt" style:font-size-asian="27pt" style:font-size-complex="27pt"/>
    </style:style>
    <style:style style:name="T55" style:family="text">
      <style:text-properties style:font-name="Courier New1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1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1" fo:font-size="11pt" fo:font-style="italic" fo:text-shadow="none" style:text-underline-style="none" fo:font-weight="normal" style:letter-kerning="true" style:font-name-asian="Menlo-Regular1" style:font-size-asian="11pt" style:font-style-asian="italic" style:font-weight-asian="normal" style:font-name-complex="Menlo-Regular1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1" fo:font-size="18pt" fo:font-weight="normal" style:font-weight-asian="normal" style:font-weight-complex="normal"/>
    </style:style>
    <style:style style:name="T6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1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1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1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1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1" fo:font-size="18pt"/>
    </style:style>
    <style:style style:name="T72" style:family="text">
      <style:text-properties style:font-name="Arial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1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1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1" fo:font-size="18pt" fo:font-style="italic" style:font-style-asian="italic" style:font-style-complex="italic"/>
    </style:style>
    <style:style style:name="T7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1" fo:font-size="18pt" fo:font-style="italic" style:font-style-asian="italic" style:font-style-complex="italic"/>
    </style:style>
    <style:style style:name="T79" style:family="text">
      <style:text-properties style:font-name="Courier New1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1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1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1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text-outline="false" style:text-line-through-style="none" style:text-line-through-type="none" style:font-name="Arial1" fo:font-size="18pt" fo:text-shadow="none" style:text-underline-style="none" fo:font-weight="normal" style:letter-kerning="true" style:font-name-asian="DejaVu Sans1" style:font-size-asian="18pt" style:font-weight-asian="normal" style:font-name-complex="DejaVu Sans1" style:font-size-complex="18pt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loext:opacity="0%" style:font-name="Arial1" fo:font-size="18pt" fo:font-weight="normal" style:letter-kerning="true" style:font-size-asian="18pt" style:font-weight-asian="normal" style:font-size-complex="18pt" style:font-weight-complex="normal"/>
    </style:style>
    <style:style style:name="T86" style:family="text">
      <style:text-properties style:use-window-font-color="true" loext:opacity="0%" style:font-name="Arial1" fo:font-size="18pt" fo:font-style="normal" fo:font-weight="normal" style:letter-kerning="true" style:font-size-asian="18pt" style:font-style-asian="normal" style:font-weight-asian="normal" style:font-size-complex="18pt" style:font-style-complex="normal" style:font-weight-complex="normal"/>
    </style:style>
    <style:style style:name="T87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font-name="Courier New1" fo:font-size="11pt" fo:font-style="italic" style:letter-kerning="true" style:font-size-asian="11pt" style:font-style-asian="italic" style:font-size-complex="11pt" style:font-style-complex="italic"/>
    </style:style>
    <style:style style:name="T89" style:family="text">
      <style:text-properties style:use-window-font-color="true" loext:opacity="0%" style:font-name="Courier New1" fo:font-size="11pt" style:letter-kerning="true" style:font-size-asian="11pt" style:font-size-complex="11pt"/>
    </style:style>
    <style:style style:name="T90" style:family="text">
      <style:text-properties style:use-window-font-color="true" loext:opacity="0%" style:font-name="Courier 10 Pitch1" fo:font-size="18pt" style:letter-kerning="true" style:font-size-asian="18pt" style:font-size-complex="18pt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style:use-window-font-color="true" loext:opacity="0%" style:font-name="Courier New1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93" style:family="text">
      <style:text-properties style:use-window-font-color="true" loext:opacity="0%" style:font-name="Courier New1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4" style:family="text">
      <style:text-properties style:use-window-font-color="true" loext:opacity="0%" style:font-name="Courier New1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96" style:family="text">
      <style:text-properties style:font-name="Courier New1" fo:font-size="18pt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Courier New1" fo:font-size="1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8" style:family="text">
      <style:text-properties style:font-name="Arial1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identificar documentos em linguagem natural que casem (combinem) com uma consulta e opcionalmente ordená-los por relevância.</text:span></text:p>
            <text:p text:style-name="P5"><text:span text:style-name="T4">O uso mais comum de busca é encontrar todos documentos que contém termos de uma 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ou uma mensagem de e-mail.</text:span></text:p>
            <text:p text:style-name="P9"><text:span text:style-name="T5">Para buscas no PostgreSQL, um documento é normalmente um campo de texto em uma 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3.149cm" svg:x="0.611cm" svg:y="4.5cm">
          <draw:text-box>
            <text:p><text:span text:style-name="T6">Foi criado exclusivamente para esta apresentação e possui apenas uma 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 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4.244cm" svg:x="1.301cm" svg:y="4.3cm" presentation:class="outline" presentation:user-transformed="true">
          <draw:text-box>
            <text:p text:style-name="P9"><text:span text:style-name="T5">Palavra ou parte da palavra que serve de base ao sentido por ela expresso, ou seja, é o radical que pode ser modificado por afixos, como prefixos e sufixos, para formar novas palavras.</text:span></text:p>
            <text:p text:style-name="P9"><text:span text:style-name="T5"/></text:p>
            <text:p text:style-name="P9"><text:span text:style-name="T5">Exemplos de palavras em que é possível identificar o lexema:</text:span></text:p>
            <text:p text:style-name="P9"><text:span text:style-name="T5"/></text:p>
            <text:p text:style-name="P9"><text:span text:style-name="T5">Palavra: “amoroso”</text:span></text:p>
            <text:p text:style-name="P9"><text:span text:style-name="T5">Lexema: “amor”</text:span></text:p>
            <text:p text:style-name="P9"><text:span text:style-name="T5">Afixo: “-oso”</text:span></text:p>
            <text:p text:style-name="P9"><text:span text:style-name="T5"/></text:p>
            <text:p text:style-name="P9"><text:span text:style-name="T5">Palavra: “infeliz”</text:span></text:p>
            <text:p text:style-name="P9"><text:span text:style-name="T5">Lexema: “feliz”</text:span></text:p>
            <text:p text:style-name="P9"><text:span text:style-name="T5">Prefixo: “in-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presentation:style-name="pr10" draw:text-style-name="P10" draw:layer="layout" svg:width="25.199cm" svg:height="9.189cm" svg:x="1.301cm" svg:y="4.3cm" presentation:class="outline" presentation:user-transformed="true">
          <draw:text-box>
            <text:p text:style-name="P9"><text:span text:style-name="T16">Stem</text:span><text:span text:style-name="T5"> é uma representação simplificada de uma palavra após um </text:span><text:span text:style-name="T16">stemming</text:span><text:span text:style-name="T5">.</text:span></text:p>
            <text:p text:style-name="P9"><text:span text:style-name="T5">Esse processo consiste em reduzir uma palavra ao seu radical. </text:span></text:p>
            <text:p text:style-name="P9"><text:span text:style-name="T5"/></text:p>
            <text:p text:style-name="P9"><text:span text:style-name="T5">Exemplos:</text:span></text:p>
            <text:p text:style-name="P9"><text:span text:style-name="T5"/></text:p>
            <text:p text:style-name="P9"><text:span text:style-name="T5">A palavra “meninas” se reduziria a “menin”, assim como “meninos” e “menininhos”. </text:span></text:p>
            <text:p text:style-name="P9"><text:span text:style-name="T5"/></text:p>
            <text:p text:style-name="P9"><text:span text:style-name="T5">As palavras “gato”, “gata”, “gatos” e “gatas” reduziriam-se para “gat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em</text:p>
          </draw:text-box>
        </draw:frame>
        <draw:frame draw:style-name="gr10" draw:text-style-name="P17" draw:layer="layout" svg:width="16.9cm" svg:height="3.494cm" svg:x="0.6cm" svg:y="5.2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3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4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A 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configuração padrão, que será é utilizada por funções de buscas textuais se o padrão 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draw:frame presentation:style-name="pr1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está disponível e e há vários comandos do </text:span><text:span text:style-name="T21">psql</text:span><text:span text:style-name="T5"> que exibem informações sobre objetos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2" draw:layer="layout" svg:width="19.7cm" svg:height="0.972cm" svg:x="0.8cm" svg:y="4.628cm">
          <draw:text-box>
            <text:p><text:span text:style-name="T36"># aptitude install myspell-pt-br hunspell-pt-br</text:span></text:p>
          </draw:text-box>
        </draw:frame>
        <draw:frame presentation:style-name="pr16" draw:text-style-name="P33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4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7" draw:text-style-name="P35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6"><text:span text:style-name="T39"># cp /usr/share/hunspell/pt_BR.dic $SHAREDIR/tsearch_data/pt_br.dict</text:span></text:p>
            <text:p text:style-name="P36"><text:span text:style-name="T39"/></text:p>
            <text:p text:style-name="P36"><text:span text:style-name="T39"># sed 's/FLAG UTF-8/FLAG default/g' \</text:span></text:p>
            <text:p text:style-name="P36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2.44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tokens para lexemas e retorna um tsvector que lista os lexemas junto com suas posições no documento sem </text:span><text:span text:style-name="T46">stop words</text:span><text:span text:style-name="T47">.</text:span></text:p>
          </draw:text-box>
        </draw:frame>
        <draw:frame draw:style-name="gr46" draw:text-style-name="P43" draw:layer="layout" svg:width="26.4cm" svg:height="6.005cm" svg:x="0.6cm" svg:y="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o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4.879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normalizar os termos passados para seus radica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7" draw:layer="layout" svg:width="27.175cm" svg:height="3cm" svg:x="0.325cm" svg:y="5cm">
          <draw:text-box>
            <text:p text:style-name="P28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28"><text:span text:style-name="T27">O text_ é analisado e normalizado como se fosse um </text:span><text:span text:style-name="T31">tsvector</text:span><text:span text:style-name="T27"> e então o operador 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8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27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o formato </text:span><text:span text:style-name="T34">tsquery</text:span><text:span text:style-name="T11">:</text:span></text:p>
          </draw:text-box>
        </draw:frame>
        <draw:frame draw:style-name="gr61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draw:frame presentation:style-name="pr2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5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2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draw:frame presentation:style-name="pr2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tsvector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8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7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2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7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3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tsvector ou tsquery;</text:span></text:p>
            <text:p><text:span text:style-name="T50"/></text:p>
            <text:p><text:span text:style-name="T50">Há diferenças significantes entre os dois tipos de índices, então é importante entender suas 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4" draw:text-style-name="P47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5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necessário checar a linha atual da tabela para eliminar tais falsos positivos (O PostgreSQL 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6" draw:text-style-name="P49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o peso de suas labels. </text:span></text:p>
            <text:p text:style-name="P38"><text:span text:style-name="T50">Assim uma rechecagem de uma linha de uma tabela é necessária quando usa uma consulta que envolve pesos.</text:span></text:p>
          </draw:text-box>
        </draw:frame>
        <draw:frame draw:style-name="gr7" draw:text-style-name="P11" draw:layer="layout" svg:width="5.62cm" svg:height="0.963cm" svg:x="0.88cm" svg:y="10.738cm">
          <draw:text-box>
            <text:p><text:span text:style-name="T11">Criação do índice:</text:span></text:p>
          </draw:text-box>
        </draw:frame>
        <draw:frame draw:style-name="gr23" draw:text-style-name="P17" draw:layer="layout" svg:width="25cm" svg:height="0.971cm" svg:x="1cm" svg:y="11.938cm">
          <draw:text-box>
            <text:p><text:span text:style-name="T14">CREATE INDEX idx_text_vector ON tb_post 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draw:frame presentation:style-name="pr3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5" draw:text-style-name="P50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cerca de 10 (dez) vezes mais lento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draw:frame presentation:style-name="pr3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7" draw:text-style-name="P51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Especificamente, índices </text:span><text:span text:style-name="T20">GiST</text:span><text:span text:style-name="T50"> são muito bons para dados dinâmicos e rápidos se palavras únicas (lexemas) forem abaixo de 100.000 (cem mil), enquanto os índices </text:span><text:span text:style-name="T20">GIN</text:span><text:span text:style-name="T50"> 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melhorado aumentando o parâmetro </text:span><text:span text:style-name="T21">maintenance_work_mem</text:span><text:span text:style-name="T28">, porém isso não tem 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pela distribuição de documentos sobre servidores e coletando resultados de buscas 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7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em particular, de modo que quando houver muitos "casamentos" (</text:span><text:span text:style-name="T29">matches</text:span><text:span text:style-name="T28">), os mais 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estrutura da informação, que é, considerar o quão frequentes os termos de uma consulta aparecem em um documento, como estão próximos os termos, o quão importante é a parte 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Aplicações diferentes podem pedir informações adicionais para classificação, e.g.; data de 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e / ou combinar seus resultados com fatores adicionais para adequar às suas necessidades 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draw:frame presentation:style-name="pr3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0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para um dado vetor de documento ou consulta.</text:span></text:p>
                <text:p text:style-name="P9"><text:span text:style-name="T28">Esta função requer informação posicional em sua entrada, portanto não funcionará 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draw:frame presentation:style-name="pr4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3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69" draw:text-style-name="P52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'A') ||</text:span></text:p>
            <text:p><text:span text:style-name="T65"><text:s text:c="4"/></text:span><text:span text:style-name="T65">setweight(to_tsvector('portuguese', coalesce(tags,'')),'B') ||</text:span></text:p>
            <text:p><text:span text:style-name="T65"><text:s text:c="4"/></text:span><text:span text:style-name="T65">setweight(to_tsvector('portuguese', coalesce(text_,'')),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draw:frame presentation:style-name="pr4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5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3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draw:frame presentation:style-name="pr4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0" draw:text-style-name="P54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7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1"/></text:span><text:span text:style-name="T70"><text:s text:c="2"/></text:span><text:span text:style-name="T70">text_vector <text:s text:c="72"/></text:span></text:p>
            <text:p><text:span text:style-name="T70">-------------------------------------------------------------------------------------------------------------------------------------------------------------</text:span></text:p>
            <text:p><text:span text:style-name="T70"><text:s/></text:span><text:span text:style-name="T70">'brasil':29C 'caos':7B 'capital':17C 'cidad':1A,11C 'estad':19C 'metrópol':5B 'nom':22C 'paul':4A,14C 'popul':27C 'sp':6B 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draw:frame presentation:style-name="pr4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50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1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54"/></text:span></text:p>
            <text:p><text:span text:style-name="T74">-------------------------------------------------------------------------------------------------------------------------</text:span></text:p>
            <text:p><text:span text:style-name="T74"><text:s/></text:span><text:span text:style-name="T74">&lt;b&gt;fruto&lt;/b&gt; produzido pela laranjeira (Citrus × sinensis), uma árvore da família Rutaceae. A laranja é um 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2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busca (palavras de parada / </text:span><text:span text:style-name="T59">stop words</text:span><text:span text:style-name="T4">) e normalizar palavras em suas formas derivadas 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reduzem o tamanho da representação do </text:span><text:span text:style-name="T59">tsvector</text:span><text:span text:style-name="T75"> de</text:span><text:span text:style-name="T4"> um documento, de forma a melhorar a 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token, mas ele é uma palavra de parada;</text:span></text:p>
              </text:list-item>
              <text:list-item>
                <text:p text:style-name="P38"><text:span text:style-name="T31">NULL</text:span><text:span text:style-name="T4"> se o dicionário não reconhece o token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draw:frame presentation:style-name="pr5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4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draw:frame presentation:style-name="pr5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7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com parâmetros customizados.</text:span></text:p>
            <text:p text:style-name="P9"><text:span text:style-name="T4">A regra geral para configurar uma lista de dicionários é alocar primeiramente o mais restrito, mais específico, então os mais gerais depois, fechando com o dicionário mais 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palavras de parada, enquanto stemmers Snowball primeiro verificam a lista de palavras de 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4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draw:frame presentation:style-name="pr5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60" draw:text-style-name="P6" draw:layer="layout" svg:width="26cm" svg:height="9.021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quando for usado pela primeira vez dentro da sessão.</text:span></text:p>
            <text:p text:style-name="P5"><text:span text:style-name="T4">Se o arquivo de configuração for modificado e quer forçar as sessões existentes a utilizar seu novo conteúdo, faça:</text:span></text:p>
            <text:p text:style-name="P5"><text:span text:style-name="T31">ALTER TEXT SEARCH DICTIONARY dicionário ...</text:span></text:p>
            <text:p text:style-name="P5"><text:span text:style-name="T4">Uma solução "dummy" que não mude nenhum valor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draw:frame presentation:style-name="pr6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2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descarte do token.</text:span></text:p>
            <text:p text:style-name="P5"><text:span text:style-name="T4">Se o token não estiver nessa "lista negra", a forma em letras minúsculas é retornada 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5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5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6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6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6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5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5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6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7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draw:frame presentation:style-name="pr6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7" draw:text-style-name="P57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sinônimos criado:</text:span></text:p>
          </draw:text-box>
        </draw:frame>
        <draw:frame draw:style-name="gr78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draw:frame presentation:style-name="pr6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9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Thesaurus (às vezes abreviado como TZ) é uma coleção de palavras que incluem informação sobre a relação entre palavras e frases, por exemplo: termos mais amplos (</text:span><text:span text:style-name="T59">broader terms</text:span><text:span text:style-name="T75">: BT), termos mais restritos (</text:span><text:span text:style-name="T59">narrower terms</text:span><text:span text:style-name="T75">: NT), termos preferidos, termos não preferidos, termos relacionados, etc.</text:span></text:p>
            <text:p text:style-name="P5"><text:span text:style-name="T75">Basicamente substitui todos termos não preferidos por um termo preferido e 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draw:frame presentation:style-name="pr7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1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Thesaurus é uma extensão do 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8"><text:span text:style-name="T80"># comentário</text:span></text:p>
            <text:p text:style-name="P58"><text:span text:style-name="T80">palavra(s) de exemplo : palavra(s) indexada(s)</text:span></text:p>
            <text:p text:style-name="P58"><text:span text:style-name="T80">mais palavra(s) de exemplo : mais palavra(s) indexada(s)</text:span></text:p>
            <text:p text:style-name="P58"><text:span text:style-name="T80">…</text:span></text:p>
            <text:p text:style-name="P58"><text:span text:style-name="T80"/></text:p>
            <text:p text:style-name="P58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draw:frame presentation:style-name="pr7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3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Thesaurus usa um subdicionário (que é especificado na configuração de 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subdicionário para ela, mas todas palavras de exemplo devem ser conhecidas para o 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draw:frame presentation:style-name="pr7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5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Thesaurus escolhe a combinação mais longa se há múltiplas frases 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79" draw:text-style-name="P61" draw:layer="layout" svg:width="23cm" svg:height="4.5cm" svg:x="1.801cm" svg:y="11.401cm">
          <text:p text:style-name="P59"><text:span text:style-name="T9">** Atenção **</text:span></text:p>
          <text:p text:style-name="P59"><text:span text:style-name="T11"/></text:p>
          <text:p text:style-name="P60"><text:span text:style-name="T11">Dicionários do tipo </text:span><text:span text:style-name="T34">thesaurus</text:span><text:span text:style-name="T11"> são usados durante indexação, então qualquer mudança em seus parâmetros requer reindexação, diferentemente de outros tipos de 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draw:frame presentation:style-name="pr7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7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0" draw:text-style-name="P62" draw:layer="layout" svg:width="26.5cm" svg:height="4.664cm" svg:x="0.5cm" svg:y="4.8cm">
          <draw:text-box>
            <text:p text:style-name="P16"><text:span text:style-name="T83">Para definir um novo dicionário T</text:span><text:span text:style-name="T30">hesaurus</text:span><text:span text:style-name="T83">, use o modelo (</text:span><text:span text:style-name="T84">template</text:span><text:span text:style-name="T30">) </text:span><text:span text:style-name="T85">T</text:span><text:span text:style-name="T86">hesaurus</text:span><text:span text:style-name="T85">, por exemplo:</text:span></text:p>
            <text:p text:style-name="P16"><text:span text:style-name="T85"/></text:p>
            <text:p text:style-name="P36"><text:span text:style-name="T36"># cp $SHAREDIR/tsearch_data/thesaurus_sample.ths \</text:span></text:p>
            <text:p text:style-name="P36"><text:span text:style-name="T36"><text:s text:c="4"/></text:span><text:span text:style-name="T36">$SHAREDIR/tsearch_data/pt_br_tz.ths</text:span></text:p>
          </draw:text-box>
        </draw:frame>
        <draw:frame draw:style-name="gr81" draw:text-style-name="P62" draw:layer="layout" svg:width="26.5cm" svg:height="5.499cm" svg:x="0.5cm" svg:y="11.101cm">
          <draw:text-box>
            <text:p text:style-name="P16"><text:span text:style-name="T85">Adiconar linhas de regras ao arquivo:</text:span></text:p>
            <text:p text:style-name="P16"><text:span text:style-name="T85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draw:frame presentation:style-name="pr7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9" draw:text-style-name="P33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</text:span><text:span text:style-name="T16">tokens</text:span><text:span text:style-name="T5"> desejados em uma configuração, por exemplo:</text:span></text:p>
          </draw:text-box>
        </draw:frame>
        <draw:frame draw:style-name="gr28" draw:text-style-name="P32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2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87">Criação do dicionário </text:span><text:span text:style-name="T85">T</text:span><text:span text:style-name="T86">hesaurus</text:span><text:span text:style-name="T5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36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8"><text:s text:c="9"/></text:span><text:span text:style-name="T88">to_tsvector <text:s text:c="8"/></text:span></text:p>
            <text:p><text:span text:style-name="T88">-----------------------------</text:span></text:p>
            <text:p><text:span text:style-name="T88"><text:s/></text:span><text:span text:style-name="T88">'Paris':1 'cidad':2 'luz':3</text:span></text:p>
          </draw:text-box>
        </draw:frame>
        <draw:frame draw:style-name="gr83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9"/></text:p>
            <text:p><text:span text:style-name="T88"><text:s/></text:span><text:span text:style-name="T88">to_tsvector </text:span></text:p>
            <text:p><text:span text:style-name="T88">-------------</text:span></text:p>
            <text:p><text:span text:style-name="T88"><text:s/></text:span><text:span text:style-name="T88">'futebol':1</text:span></text:p>
          </draw:text-box>
        </draw:frame>
        <draw:frame draw:style-name="gr36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8"><text:s text:c="3"/></text:span><text:span text:style-name="T88">to_tsvector <text:s text:c="2"/></text:span></text:p>
            <text:p><text:span text:style-name="T88">-----------------</text:span></text:p>
            <text:p><text:span text:style-name="T88"><text:s/></text:span><text:span text:style-name="T88">'dentifrício':1</text:span></text:p>
          </draw:text-box>
        </draw:frame>
        <draw:frame draw:style-name="gr84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36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8"><text:s text:c="36"/></text:span><text:span text:style-name="T88">to_tsvector <text:s text:c="36"/></text:span></text:p>
            <text:p><text:span text:style-name="T88">------------------------------------------------------------------------------------</text:span></text:p>
            <text:p><text:span text:style-name="T88"><text:s/></text:span><text:span text:style-name="T88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draw:frame presentation:style-name="pr8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2" draw:text-style-name="P33" draw:layer="layout" svg:width="25.199cm" svg:height="3.854cm" svg:x="1.001cm" svg:y="3.296cm" presentation:class="outline" presentation:user-transformed="true">
          <draw:text-box>
            <text:p text:style-name="P5"><text:span text:style-name="T5">Se for necessário que uma palavra indexada não seja lexemizada, deve ser colocado o asterisco na frente dela:</text:span></text:p>
            <text:p><text:span text:style-name="T5"/></text:p>
            <text:p text:style-name="P16"><text:span text:style-name="T36"># echo 'sp : *São *Paulo' &gt;&gt; $SHAREDIR/tsearch_data/pt_br_tz.ths</text:span></text:p>
          </draw:text-box>
        </draw:frame>
        <draw:frame draw:style-name="gr85" draw:text-style-name="P11" draw:layer="layout" svg:width="14.98cm" svg:height="5.282cm" svg:x="1.021cm" svg:y="8.5cm">
          <draw:text-box>
            <text:p text:style-name="P16"><text:span text:style-name="T85">Um teste:</text:span></text:p>
            <text:p><text:span text:style-name="T36"/></text:p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6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7" draw:text-style-name="P49" draw:layer="layout" svg:width="22.5cm" svg:height="5.193cm" svg:x="1cm" svg:y="10.758cm">
          <draw:text-box>
            <text:p text:style-name="P38"><text:span text:style-name="T85">Novo teste:</text:span></text:p>
            <text:p><text:span text:style-name="T36">SELECT to_tsvector('portuguese','sp');</text:span></text:p>
            <text:p><text:span text:style-name="T90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8" draw:text-style-name="P11" draw:layer="layout" svg:width="25.648cm" svg:height="2.2cm" svg:x="0.852cm" svg:y="6cm">
          <draw:text-box>
            <text:p text:style-name="P38"><text:span text:style-name="T85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89" draw:text-style-name="P63" draw:layer="layout" svg:width="26.897cm" svg:height="5.229cm" svg:x="0.637cm" svg:y="3.518cm">
          <draw:text-box>
            <text:p>O <text:span text:style-name="T91">template</text:span> de dicionário Ispell suporta dicionários morfológicos.</text:p>
            <text:p/>
            <text:p>Pode normalizar muitas diferentes formas linguísticas de uma palavra em um mesmo lexema.</text:p>
            <text:p/>
            <text:p>Exemplo (em português):</text:p>
            <text:p/>
            <text:p>“correu”, “correndo”, “correria”, “corro” e “corrermos”.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draw:frame presentation:style-name="pr8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6" draw:text-style-name="P64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parâmetros:</text:span></text:p>
              </text:list-header>
            </text:list>
          </draw:text-box>
        </draw:frame>
        <draw:frame draw:style-name="gr90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1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devem ser seguidos por outro dicionário mais amplo, como um dicionário Snowball, que 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draw:frame presentation:style-name="pr8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8" draw:text-style-name="P65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5" draw:text-style-name="P65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2" draw:text-style-name="P68" draw:layer="layout" svg:width="25.5cm" svg:height="6cm" svg:x="1.001cm" svg:y="8.001cm">
          <text:p text:style-name="P66"><text:span text:style-name="T3">Observação:</text:span></text:p>
          <text:p text:style-name="P67"><text:span text:style-name="T4"/></text:p>
          <text:p text:style-name="P6"><text:span text:style-name="T5">MySpell não suporte palavras compostas.</text:span></text:p>
          <text:p text:style-name="P6"><text:span text:style-name="T5">Hunspell tem suporte sofisticado para palavras compostas.</text:span></text:p>
          <text:p text:style-name="P6"><text:span text:style-name="T5">Atualmente, o PostgreSQL implementa apenas operações básicas do Hunspell para 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3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draw:frame presentation:style-name="pr9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1" draw:text-style-name="P64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8"><text:span text:style-name="T36">SELECT</text:span></text:p>
            <text:p text:style-name="P58"><text:span text:style-name="T36"><text:s text:c="4"/></text:span><text:span text:style-name="T36">to_tsvector('tsc_pt_br', 'caberia') @@ </text:span></text:p>
            <text:p text:style-name="P58"><text:span text:style-name="T36"><text:s text:c="4"/></text:span><text:span text:style-name="T36">to_tsquery('tsc_pt_br', 'caibo');</text:span></text:p>
            <text:p text:style-name="P58"><text:span text:style-name="T36"/></text:p>
            <text:p text:style-name="P58"><text:span text:style-name="T92"><text:s/></text:span><text:span text:style-name="T92">?column? </text:span></text:p>
            <text:p text:style-name="P58"><text:span text:style-name="T92">----------</text:span></text:p>
            <text:p text:style-name="P58"><text:span text:style-name="T92"><text:s/></text:span><text:span text:style-name="T92">t</text:span></text:p>
            <text:p text:style-name="P58"><text:span text:style-name="T92"/></text:p>
            <text:p text:style-name="P58"><text:span text:style-name="T93">SELECT to_tsvector('tsc_pt_br', 'eu trouxe!!!');</text:span></text:p>
            <text:p text:style-name="P58"><text:span text:style-name="T94"/></text:p>
            <text:p text:style-name="P58"><text:span text:style-name="T92"><text:s/></text:span><text:span text:style-name="T92">to_tsvector </text:span></text:p>
            <text:p text:style-name="P58"><text:span text:style-name="T92">-------------</text:span></text:p>
            <text:p text:style-name="P58"><text:span text:style-name="T92"><text:s/></text:span><text:span text:style-name="T92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draw:frame presentation:style-name="pr9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3" draw:text-style-name="P64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base, ou </text:span><text:span text:style-name="T16">stem</text:span><text:span text:style-name="T5">, na ortografia de seu idioma.</text:span></text:p>
            <text:p text:style-name="P5"><text:span text:style-name="T5">Um dicionário Snowball requer um parâmetro de língua para identificar que stemmer 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draw:frame presentation:style-name="pr9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5" draw:text-style-name="P69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4" draw:text-style-name="P70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5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dicionário (se for o caso), ao contrário do comportamento normal de dicionários. Isso permite 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6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7" draw:text-style-name="P39" draw:layer="layout" svg:width="26.5cm" svg:height="10.722cm" svg:x="0.5cm" svg:y="8.449cm">
          <draw:text-box>
            <text:p text:style-name="P38"><text:span text:style-name="T5">O arquivo de regras deve ter o seguinte formato:</text:span></text:p>
            <text:p text:style-name="P38"><text:span text:style-name="T20"/></text:p>
            <text:p text:style-name="P38"><text:span text:style-name="T20"><text:s text:c="4"/></text:span><text:span text:style-name="T20">À <text:s text:c="7"/>A</text:span></text:p>
            <text:p text:style-name="P38"><text:span text:style-name="T20"><text:s text:c="4"/></text:span><text:span text:style-name="T20">Á <text:s text:c="7"/>A</text:span></text:p>
            <text:p text:style-name="P38"><text:span text:style-name="T20"><text:s text:c="4"/></text:span><text:span text:style-name="T20">Â <text:s text:c="7"/>A</text:span></text:p>
            <text:p text:style-name="P38"><text:span text:style-name="T20"><text:s text:c="4"/></text:span><text:span text:style-name="T20">Ã <text:s text:c="7"/>A</text:span></text:p>
            <text:p text:style-name="P38"><text:span text:style-name="T20"><text:s text:c="4"/></text:span><text:span text:style-name="T20">Ä <text:s text:c="7"/>A</text:span></text:p>
            <text:p text:style-name="P38"><text:span text:style-name="T20"><text:s text:c="4"/></text:span><text:span text:style-name="T20">Å <text:s text:c="7"/>A</text:span></text:p>
            <text:p text:style-name="P38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8" draw:text-style-name="P71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traduzido pelo seguinte que é sem acento.</text:span></text:p>
            <text:p text:style-name="P38"><text:span text:style-name="T50">Um exemplo mais completo, que é diretamente útil para a maioria dos idiomas europeus, 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unaccent e dê o comando:</text:span></text:p>
            <text:p text:style-name="P58"><text:span text:style-name="T95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99" draw:text-style-name="P71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0" draw:text-style-name="P72" draw:layer="layout" svg:width="26.5cm" svg:height="3.651cm" svg:x="0.5cm" svg:y="10.349cm">
          <draw:text-box>
            <text:p text:style-name="P38"><text:span text:style-name="T95">SELECT ts_lexize('unaccent', 'Armação');</text:span></text:p>
            <text:p text:style-name="P58"><text:span text:style-name="T19"><text:s/></text:span><text:span text:style-name="T19">ts_lexize </text:span></text:p>
            <text:p text:style-name="P58"><text:span text:style-name="T19">-----------</text:span></text:p>
            <text:p text:style-name="P58"><text:span text:style-name="T19"><text:s/></text:span><text:span text:style-name="T19">{Armacao}</text:span></text:p>
          </draw:text-box>
        </draw:frame>
        <draw:frame draw:style-name="gr101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draw:frame draw:style-name="gr26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2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draw:frame draw:style-name="gr103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draw:frame draw:style-name="gr104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6">SELECT</text:span></text:p>
            <text:p text:style-name="P16"><text:span text:style-name="T96"><text:s text:c="4"/></text:span><text:span text:style-name="T96">to_tsvector('tsc_pt_unaccent', 'Hotéis do Mar')</text:span></text:p>
            <text:p text:style-name="P73"><text:span text:style-name="T97"><text:s text:c="4"/></text:span><text:span text:style-name="T97">@@ to_tsquery('tsc_pt_unaccent','Hotel');</text:span></text:p>
            <text:p text:style-name="P16"><text:span text:style-name="T96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master_5f_slides" presentation:presentation-page-layout-name="AL1T1"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105" draw:text-style-name="P17" draw:layer="layout" svg:width="26.5cm" svg:height="10.322cm" svg:x="0.5cm" svg:y="6cm">
          <draw:text-box>
            <text:p><text:span text:style-name="T98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master_5f_slides" presentation:presentation-page-layout-name="AL1T1"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6" draw:text-style-name="P51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 new" svg:font-family="'Courier  new'" style:font-family-generic="modern" style:font-pitch="fixed"/>
    <style:font-face style:name="Courier  new1" svg:font-family="'Courier  new'" style:font-family-generic="modern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03328B4AA58F60F1.jpg" xlink:type="simple" xlink:show="embed" xlink:actuate="onLoad"/>
    <draw:fill-image draw:name="bg_5f_cover" draw:display-name="bg_cover" xlink:href="Pictures/1000000000000676000004D8CA8EBF5DF895BEF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2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1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0-06T15:29:03.682338220</dc:date>
    <meta:editing-duration>P2DT22H34M17S</meta:editing-duration>
    <meta:editing-cycles>420</meta:editing-cycles>
    <meta:generator>LibreOffice/7.6.1.2$MacOSX_X86_64 LibreOffice_project/f5defcebd022c5bc36bbb79be232cb6926d8f674</meta:generator>
    <meta:document-statistic meta:object-count="544"/>
  </office:meta>
</office:document-meta>
</file>